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1" svg:font-family="Calibri"/>
    <style:font-face style:name="Cambria Math" svg:font-family="'Cambria Math'"/>
    <style:font-face style:name="Courier New" svg:font-family="'Courier New'"/>
    <style:font-face style:name="Symbol" svg:font-family="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4pt" fo:font-weight="bold" fo:background-color="transparent" style:font-name-asian="Times New Roman" style:font-name-complex="Times New Roman"/>
    </style:style>
    <style:style style:name="P3" style:family="paragraph" style:parent-style-name="Standard">
      <style:paragraph-properties fo:line-height="15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left="7.077cm" fo:margin-right="0cm" fo:line-height="150%" fo:text-align="justify" style:justify-single-word="false" fo:text-indent="-3.039cm" style:auto-text-indent="false">
        <style:tab-stops>
          <style:tab-stop style:position="9.424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P8" style:family="paragraph" style:parent-style-name="Standard">
      <style:paragraph-properties fo:margin-left="0cm" fo:margin-right="0cm" fo:margin-top="0cm" fo:margin-bottom="0.499cm" fo:line-height="150%" fo:text-align="justify" style:justify-single-word="false" fo:text-indent="1.251cm" style:auto-text-indent="false"/>
    </style:style>
    <style:style style:name="P9" style:family="paragraph" style:parent-style-name="Standard">
      <style:paragraph-properties fo:margin-left="0cm" fo:margin-right="0cm" fo:margin-top="0cm" fo:margin-bottom="0.499cm" fo:line-height="150%" fo:text-align="justify" style:justify-single-word="false" fo:text-indent="1.251cm" style:auto-text-indent="false"/>
      <style:text-properties style:use-window-font-color="true" style:font-name="Times New Roman" fo:font-size="14pt" fo:font-weight="bold" fo:background-color="transparent" style:font-name-asian="Times New Roman" style:font-name-complex="Times New Roman"/>
    </style:style>
    <style:style style:name="P10" style:family="paragraph" style:parent-style-name="Standard">
      <style:paragraph-properties fo:margin-left="0cm" fo:margin-right="0cm" fo:margin-top="0.499cm" fo:margin-bottom="0.199cm" fo:line-height="150%" fo:text-align="justify" style:justify-single-word="false" fo:text-indent="1.251cm" style:auto-text-indent="false"/>
    </style:style>
    <style:style style:name="P11" style:family="paragraph" style:parent-style-name="Standard" style:list-style-name="L3">
      <style:paragraph-properties>
        <style:tab-stops>
          <style:tab-stop style:position="14.542cm"/>
        </style:tab-stops>
      </style:paragraph-properties>
      <style:text-properties style:font-name="Times New Roman1" fo:font-size="14pt" fo:font-weight="normal" officeooo:paragraph-rsid="001f1294" style:font-size-asian="14pt" style:font-weight-asian="normal" style:font-size-complex="14pt" style:font-weight-complex="normal"/>
    </style:style>
    <style:style style:name="P12" style:family="paragraph" style:parent-style-name="Standard" style:list-style-name="L3">
      <style:text-properties style:font-name="Times New Roman1" fo:font-size="14pt" officeooo:paragraph-rsid="001f1294" style:font-size-asian="14pt" style:font-size-complex="14pt"/>
    </style:style>
    <style:style style:name="P13" style:family="paragraph" style:parent-style-name="Standard" style:list-style-name="L1">
      <style:paragraph-properties fo:margin-left="0cm" fo:margin-right="0cm" fo:margin-top="0cm" fo:margin-bottom="0.499cm" fo:line-height="150%" fo:text-align="justify" style:justify-single-word="false" fo:text-indent="1.251cm" style:auto-text-indent="false"/>
    </style:style>
    <style:style style:name="P14" style:family="paragraph" style:parent-style-name="Standard" style:list-style-name="L1">
      <style:paragraph-properties fo:margin-left="0cm" fo:margin-right="0cm" fo:margin-top="0cm" fo:margin-bottom="0.499cm" fo:line-height="150%" fo:text-align="justify" style:justify-single-word="false" fo:text-indent="1.251cm" style:auto-text-indent="false"/>
      <style:text-properties style:use-window-font-color="true" style:font-name="Times New Roman" fo:font-size="14pt" fo:font-weight="bold" fo:background-color="transparent" style:font-name-asian="Times New Roman" style:font-name-complex="Times New Roman"/>
    </style:style>
    <style:style style:name="P15" style:family="paragraph" style:parent-style-name="Standard" style:list-style-name="L3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4.542cm"/>
        </style:tab-stops>
      </style:paragraph-properties>
      <style:text-properties style:use-window-font-color="true" style:font-name="Calibri1" fo:font-size="11pt" fo:font-weight="normal" officeooo:paragraph-rsid="001f1294" fo:background-color="transparent" style:font-name-asian="Calibri1" style:font-name-complex="Calibri1"/>
    </style:style>
    <style:style style:name="P16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style:use-window-font-color="true" style:font-name="Courier New" fo:font-size="14pt" fo:font-weight="normal" officeooo:rsid="0020d088" officeooo:paragraph-rsid="0020d088" fo:background-color="transparent" style:font-name-asian="Courier New" style:font-name-complex="Courier New"/>
    </style:style>
    <style:style style:name="P17" style:family="paragraph" style:parent-style-name="Standard" style:list-style-name="L2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T1" style:family="text">
      <style:text-properties style:use-window-font-color="true" style:font-name="Times New Roman" fo:font-size="14pt" fo:font-weight="bold" fo:background-color="transparent" style:font-name-asian="Times New Roman" style:font-name-complex="Times New Roman"/>
    </style:style>
    <style:style style:name="T2" style:family="text">
      <style:text-properties style:use-window-font-color="true" style:font-name="Times New Roman" fo:font-size="14pt" fo:font-weight="bold" officeooo:rsid="0020d088" fo:background-color="transparent" style:font-name-asian="Times New Roman" style:font-name-complex="Times New Roman"/>
    </style:style>
    <style:style style:name="T3" style:family="text">
      <style:text-properties style:use-window-font-color="true" style:font-name="Times New Roman" fo:font-size="14pt" fo:font-weight="bold" officeooo:rsid="0022606c" fo:background-color="transparent" style:font-name-asian="Times New Roman" style:font-name-complex="Times New Roman"/>
    </style:style>
    <style:style style:name="T4" style:family="text"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T5" style:family="text">
      <style:text-properties style:use-window-font-color="true" style:font-name="Times New Roman" fo:font-size="14pt" fo:font-style="italic" fo:font-weight="normal" fo:background-color="transparent" style:font-name-asian="Times New Roman" style:font-name-complex="Times New Roman"/>
    </style:style>
    <style:style style:name="T6" style:family="text">
      <style:text-properties style:use-window-font-color="true" style:font-name="Cambria Math" fo:font-size="14pt" fo:font-weight="normal" fo:background-color="transparent" style:font-name-asian="Cambria Math" style:font-name-complex="Cambria Math"/>
    </style:style>
    <style:style style:name="T7" style:family="text">
      <style:text-properties fo:color="#0000ff" style:font-name="Times New Roman" fo:font-size="14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8" style:family="text">
      <style:text-properties fo:color="#0000ff" style:font-name="Times New Roman" fo:font-size="14pt" style:text-underline-style="solid" style:text-underline-width="auto" style:text-underline-color="font-color" fo:font-weight="normal" officeooo:rsid="001f1294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9" style:family="text">
      <style:text-properties fo:color="#0000ff" style:font-name="Times New Roman" fo:font-size="14pt" style:text-underline-style="solid" style:text-underline-width="auto" style:text-underline-color="font-color" fo:font-weight="normal" officeooo:rsid="0022606c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10" style:family="text">
      <style:text-properties fo:color="#000000" style:font-name="Times New Roman" fo:font-size="14pt" fo:font-weight="normal" fo:background-color="transparent" style:font-name-asian="Times New Roman" style:font-name-complex="Times New Roman"/>
    </style:style>
    <style:style style:name="T11" style:family="text">
      <style:text-properties fo:color="#000000" style:font-name="Times New Roman" fo:font-size="14pt" fo:font-weight="bold" fo:background-color="transparent" style:font-name-asian="Times New Roman" style:font-name-complex="Times New Roman"/>
    </style:style>
    <style:style style:name="T12" style:family="text">
      <style:text-properties fo:language="en" fo:country="US" style:font-name-asian="Times New Roman2" style:language-asian="ru" style:country-asian="RU" style:font-name-complex="Calibri2"/>
    </style:style>
    <style:style style:name="T13" style:family="text">
      <style:text-properties style:font-name-asian="Times New Roman2" style:language-asian="ru" style:country-asian="RU" style:font-name-complex="Calibri2"/>
    </style:style>
    <style:style style:name="T14" style:family="text">
      <style:text-properties officeooo:rsid="0022606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1.25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space-before="1.25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одержание </text:p>
      <text:p text:style-name="P1"><text:a xlink:type="simple" xlink:href="#__RefHeading__368_645590317">1. </text:a><text:span text:style-name="T7"><text:s/></text:span><text:a xlink:type="simple" xlink:href="#__RefHeading__368_645590317">Постановка</text:a><text:span text:style-name="T7"> </text:span><text:a xlink:type="simple" xlink:href="#__RefHeading__368_645590317">задачи</text:a><text:span text:style-name="T4"><text:tab/></text:span><text:a xlink:type="simple" xlink:href="#__RefHeading__368_645590317"><text:span text:style-name="T7">2</text:span></text:a></text:p>
      <text:p text:style-name="P1"><text:a xlink:type="simple" xlink:href="#__RefHeading__370_645590317">2</text:a><text:span text:style-name="T7">.</text:span><text:a xlink:type="simple" xlink:href="#__RefHeading__370_645590317">Разработка</text:a><text:span text:style-name="T7"> </text:span><text:a xlink:type="simple" xlink:href="#__RefHeading__370_645590317">алгоритма</text:a><text:span text:style-name="T7"> </text:span><text:span text:style-name="T4"><text:s/></text:span><text:a xlink:type="simple" xlink:href="#__RefHeading__370_645590317">решения</text:a><text:span text:style-name="T7"> </text:span><text:a xlink:type="simple" xlink:href="#__RefHeading__370_645590317">задачи .</text:a><text:span text:style-name="T4"><text:tab/></text:span><text:a xlink:type="simple" xlink:href="#__RefHeading__370_645590317"><text:span text:style-name="T7">3</text:span></text:a></text:p>
      <text:p text:style-name="P4"><text:a xlink:type="simple" xlink:href="#__RefHeading__372_645590317"><text:span text:style-name="T7">2.1</text:span></text:a><text:span text:style-name="T7"> </text:span><text:a xlink:type="simple" xlink:href="#__RefHeading__372_645590317"><text:span text:style-name="T7">Описание</text:span></text:a><text:span text:style-name="T7"> </text:span><text:a xlink:type="simple" xlink:href="#__RefHeading__372_645590317"><text:span text:style-name="T7">Python.</text:span></text:a><text:span text:style-name="T4"><text:tab/></text:span><text:a xlink:type="simple" xlink:href="#__RefHeading__372_645590317"><text:span text:style-name="T7">3</text:span></text:a></text:p>
      <text:p text:style-name="P4"><text:a xlink:type="simple" xlink:href="#__RefHeading__374_645590317"><text:span text:style-name="T7">2.2</text:span></text:a><text:span text:style-name="T7"> </text:span><text:a xlink:type="simple" xlink:href="#__RefHeading__374_645590317"><text:span text:style-name="T7">Описание</text:span></text:a><text:span text:style-name="T7"> </text:span><text:a xlink:type="simple" xlink:href="#__RefHeading__374_645590317"><text:span text:style-name="T7">GTK.</text:span></text:a><text:span text:style-name="T4"><text:tab/></text:span><text:span text:style-name="T7"> </text:span><text:span text:style-name="T7">4</text:span></text:p>
      <text:p text:style-name="P1"><text:a xlink:type="simple" xlink:href="./%20">3</text:a><text:span text:style-name="T7">.</text:span><text:a xlink:type="simple" xlink:href="#__RefHeading__382_645590317">Листинг</text:a><text:span text:style-name="T7"> </text:span><text:a xlink:type="simple" xlink:href="#__RefHeading__382_645590317">программы</text:a><text:span text:style-name="T7"> </text:span><text:a xlink:type="simple" xlink:href="#__RefHeading__382_645590317">решения</text:a><text:span text:style-name="T7"> </text:span><text:a xlink:type="simple" xlink:href="#__RefHeading__382_645590317">задания .</text:a><text:span text:style-name="T4"><text:tab/></text:span><text:a xlink:type="simple" xlink:href="#__RefHeading__382_645590317"><text:span text:style-name="T7">8</text:span></text:a></text:p>
      <text:p text:style-name="P1"><text:span text:style-name="T9">4</text:span><text:a xlink:type="simple" xlink:href="#__RefHeading__386_645590317">.</text:a><text:a xlink:type="simple" xlink:href="#__RefHeading__386_645590317">Результаты</text:a><text:span text:style-name="T7"> </text:span><text:a xlink:type="simple" xlink:href="#__RefHeading__386_645590317">выполнения</text:a><text:span text:style-name="T7"> </text:span><text:a xlink:type="simple" xlink:href="#__RefHeading__386_645590317">работы .</text:a><text:span text:style-name="T4"><text:tab/></text:span><text:a xlink:type="simple" xlink:href="#__RefHeading__386_645590317"><text:span text:style-name="T7">15</text:span></text:a></text:p>
      <text:p text:style-name="P1"><text:span text:style-name="T9">5.</text:span><text:span text:style-name="T7"> </text:span><text:a xlink:type="simple" xlink:href="#__RefHeading__388_645590317">Список</text:a><text:span text:style-name="T7"> </text:span><text:a xlink:type="simple" xlink:href="#__RefHeading__388_645590317">используемой</text:a><text:span text:style-name="T7"> </text:span><text:a xlink:type="simple" xlink:href="#__RefHeading__388_645590317">литератур</text:a><text:a xlink:type="simple" xlink:href="#__RefHeading__388_645590317"><text:span text:style-name="T8">ы</text:span></text:a><text:a xlink:type="simple" xlink:href="#__RefHeading__388_645590317"><text:span text:style-name="T7">.</text:span></text:a><text:span text:style-name="T4"><text:tab/></text:span><text:a xlink:type="simple" xlink:href="#__RefHeading__388_645590317"><text:span text:style-name="T7">16</text:span></text:a></text:p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pan text:style-name="T1">1</text:span><text:span text:style-name="T1">. </text:span><text:span text:style-name="T1">Постановка задачи</text:span></text:p>
      <text:p text:style-name="P5"><text:soft-page-break/><text:span text:style-name="T10">Практически любой начинающий программист на Python патологически старается разработать программу для перемещения графического элемента (квадрата) по экрану с помощью клавиатуры.</text:span><text:span text:style-name="T11"> </text:span><text:span text:style-name="T10">Для начала введем в нашу задачу несколько условностей </text:span><text:span text:style-name="T10">—</text:span><text:span text:style-name="T10"> </text:span><text:span text:style-name="T10">мы разрабатываем прграмму для перемещения графического элемента с помощью клавиатуры для локальной сети. </text:span><text:span text:style-name="T4">Разработать программу для перемещения графического элемета с помощью клавиатуры в среде <text:s/>Python с использованием библиотеки GTK.</text:span></text:p>
      <text:p text:style-name="P8"><text:span text:style-name="T1">2</text:span><text:span text:style-name="T1">. </text:span><text:span text:style-name="T1">Разработка алгоритма <text:s/>решения задачи.</text:span></text:p>
      <text:p text:style-name="P10"><text:span text:style-name="T1">2.1 </text:span><text:span text:style-name="T1">Описание Python.</text:span></text:p>
      <text:p text:style-name="P5"><text:span text:style-name="T1">Python</text:span><text:span text:style-name="T4"> (</text:span><text:span text:style-name="T4">англ.</text:span><text:span text:style-name="T5">Python</text:span><text:span text:style-name="T4"> </text:span><text:span text:style-name="T4">–</text:span><text:span text:style-name="T4"> </text:span><text:span text:style-name="T4">питон, произносится [</text:span><text:span text:style-name="T4">ˈ</text:span><text:span text:style-name="T4">pa</text:span><text:span text:style-name="T4">ɪ</text:span><text:span text:style-name="T4">θ</text:span><text:span text:style-name="T6">⟨</text:span><text:span text:style-name="T6">ə</text:span><text:span text:style-name="T6">⟩</text:span><text:span text:style-name="T4">n] </text:span><text:span text:style-name="T6">–</text:span><text:span text:style-name="T4"> </text:span><text:span text:style-name="T5">па́</text:span><text:span text:style-name="T5">йтон</text:span><text:span text:style-name="T4">; в русском языке распространено название </text:span><text:span text:style-name="T5">пито́</text:span><text:span text:style-name="T5">н </text:span><text:span text:style-name="T4">[</text:span><text:span text:style-name="T4">1</text:span><text:span text:style-name="T4">]) </text:span><text:span text:style-name="T4">–</text:span><text:span text:style-name="T4"> </text:span><text:span text:style-name="T4">высокоуровневый язык программирования общего назначения, ориентированный на повышение производительности разработчика и читаемости кода. Синтаксис ядра Python минималистичен. В то же время стандартная библиотека включает большой объём полезных функций.</text:span></text:p>
      <text:p text:style-name="P5"><text:span text:style-name="T4">Python </text:span><text:span text:style-name="T4">поддерживает несколько парадигм программирования, в том числе структурное, объектно-ориентированное, функциональное, императивное и аспектно-ориентированное. Основные архитектурные черты</text:span><text:span text:style-name="T4"> </text:span><text:span text:style-name="T4">– </text:span><text:span text:style-name="T4">динамическая типизация, автоматическое управление памятью, полная интроспекция, механизм обработки исключений, поддержка многопоточных вычислений и удобные высокоуровневые структуры данных. Код в Питоне организовывается в функции и классы, которые могут объединяться в модули (которые в свою очередь могут быть объединены в пакеты).</text:span></text:p>
      <text:p text:style-name="P5"><text:span text:style-name="T4">Эталонной реализацией Python является интерпретатор CPython, поддерживающий большинство активно используемых платформ [</text:span><text:span text:style-name="T4">2</text:span><text:span text:style-name="T4">]. Он распространяется под свободной лицензией Python Software Foundation License, позволяющей использовать его без ограничений в любых приложениях, </text:span><text:span text:style-name="T4">включая проприетарные [</text:span><text:span text:style-name="T4">3</text:span><text:span text:style-name="T4">]. Есть реализации интерпретаторов для JVM (с возможностью компиляции), MSIL (с возможностью компиляции), LLVM и </text:span><text:soft-page-break/><text:span text:style-name="T4">других. Проект PyPy предлагает реализацию Питона на самом Питоне, что уменьшает затраты на изменения языка и постановку экспериментов над новыми возможностями.</text:span></text:p>
      <text:p text:style-name="P5"><text:span text:style-name="T4">Python </text:span><text:span text:style-name="T4">– </text:span><text:span text:style-name="T4">активно развивающийся язык программирования, новые версии (с добавлением/изменением языковых свойств) выходят примерно раз в два с половиной года. Вследствие этого и некоторых других причин на Python отсутствуют стандарт ANSI, ISO или другие офисы.</text:span></text:p>
      <text:p text:style-name="P5"><text:span text:style-name="T1">2.2 </text:span><text:span text:style-name="T1">Описание GTK</text:span></text:p>
      <text:p text:style-name="P5"><text:span text:style-name="T4">GTK+ (</text:span><text:span text:style-name="T4">сокращение от GIMP ToolKit) </text:span><text:span text:style-name="T4">—</text:span><text:span text:style-name="T4"> </text:span><text:span text:style-name="T4">кроссплатформенная библиотека элементов интерфейса, имеет простой в использовании API, наряду с Qt является одной из двух наиболее популярных на сегодняшний день библиотек для X Window System.</text:span></text:p>
      <text:p text:style-name="P5"><text:span text:style-name="T4">Будучи изначально частью графического редактора GIMP, она развилась в отдельный проект и приобрела заметную популярность. GTK+ </text:span><text:span text:style-name="T4">—</text:span><text:span text:style-name="T4"> </text:span><text:span text:style-name="T4">свободное ПО, распространяемое на условиях GNU LGPL, позволяющей создавать как свободное, так и проприетарное программное обеспечение с использованием библиотеки. GTK+ является официальной библиотекой для создания графического интерфейса проекта GNUиальные стандарты, их роль выполняет Cpython.</text:span></text:p>
      <text:p text:style-name="P7">Одно из наиболее распространенных недоумений состоит в том, что GTK# требует Mono для работы. Это неверно. GTK# будет запускаться на любой .NET-совместимой среде. GTK# регулярно тестируется в MS .NET и Mono фреймворках, но также может быть запущена в любой полностью совместной среде. Это означает, что если Вы пишите приложение на GTK# и хотите запустить его в Windows, Вы можете развернуть проект только с GTK# с использованием среды MS, или развернуть его в среде Mono для Windows.</text:p>
      <text:list xml:id="list2001276303" text:style-name="L1">
        <text:list-item>
          <text:list>
            <text:list-item>
              <text:list>
                <text:list-header>
                  <text:p text:style-name="P14"/>
                  <text:p text:style-name="P13"><text:span text:style-name="T2"><text:s text:c="2"/>3.</text:span><text:span text:style-name="T1">Листинг программы решения задания.</text:span></text:p>
                  <text:p text:style-name="P14"/>
                </text:list-header>
              </text:list>
            </text:list-item>
          </text:list>
        </text:list-item>
      </text:list>
      <text:p text:style-name="P16"><text:soft-page-break/># -*- coding: utf-8 -*- </text:p>
      <text:p text:style-name="P16">import pygtk, gtk, operator,time,string </text:p>
      <text:p text:style-name="P16">pygtk.require('2.0') </text:p>
      <text:p text:style-name="P16"/>
      <text:p text:style-name="P16">class DrawingAreaExample: </text:p>
      <text:p text:style-name="P16"><text:tab/>def __init__(self): </text:p>
      <text:p text:style-name="P16"><text:tab/><text:tab/>event_box = gtk.EventBox() </text:p>
      <text:p text:style-name="P16"><text:tab/><text:tab/>window = gtk.Window(gtk.WINDOW_TOPLEVEL) </text:p>
      <text:p text:style-name="P16"><text:tab/><text:tab/>window.set_title("Пример Drawing Area") </text:p>
      <text:p text:style-name="P16"><text:tab/><text:tab/>window.connect("destroy", lambda w: gtk.main_quit()) </text:p>
      <text:p text:style-name="P16"><text:tab/><text:tab/>window.set_default_size(800,600) </text:p>
      <text:p text:style-name="P16"><text:tab/><text:tab/>self.X = 100 </text:p>
      <text:p text:style-name="P16"><text:tab/><text:tab/>self.Y = 110 </text:p>
      <text:p text:style-name="P16"><text:tab/><text:tab/>self.area = gtk.DrawingArea() </text:p>
      <text:p text:style-name="P16"><text:tab/><text:tab/>self.area.set_size_request(400, 300) </text:p>
      <text:p text:style-name="P16"><text:tab/><text:tab/>self.pangolayout = self.area.create_pango_layout("") </text:p>
      <text:p text:style-name="P16"><text:tab/><text:tab/>self.sw = gtk.ScrolledWindow() </text:p>
      <text:p text:style-name="P16"><text:tab/><text:tab/>self.sw.add_with_viewport(self.area) </text:p>
      <text:p text:style-name="P16"><text:tab/><text:tab/>self.table = gtk.Table(2,2) </text:p>
      <text:p text:style-name="P16"><text:tab/><text:tab/>self.hruler = gtk.HRuler() </text:p>
      <text:p text:style-name="P16"><text:tab/><text:tab/>self.vruler = gtk.VRuler() </text:p>
      <text:p text:style-name="P16"><text:tab/><text:tab/>self.hruler.set_range(0, 400, 0, 400) </text:p>
      <text:p text:style-name="P16"><text:tab/><text:tab/>self.vruler.set_range(0, 300, 0, 300) </text:p>
      <text:p text:style-name="P16"><text:tab/><text:tab/>self.table.attach(self.hruler, 1, 2, 0, 1, yoptions=0) </text:p>
      <text:p text:style-name="P16"><text:tab/><text:tab/>self.table.attach(self.vruler, 0, 1, 1, 2, xoptions=0) </text:p>
      <text:p text:style-name="P16"><text:tab/><text:tab/>self.table.attach(self.sw, 1, 2, 1, 2) </text:p>
      <text:p text:style-name="P16"><text:tab/><text:tab/>window.add(self.table) </text:p>
      <text:p text:style-name="P16"><text:tab/><text:tab/>self.area.set_events(gtk.gdk.POINTER_MOTION_MASK | </text:p>
      <text:p text:style-name="P16"><text:tab/><text:tab/><text:tab/><text:tab/><text:tab/><text:tab/><text:tab/>gtk.gdk.POINTER_MOTION_HINT_MASK ) </text:p>
      <text:p text:style-name="P16"><text:tab/><text:tab/>#self.area.connect("expose-event", self.area_expose_cb) </text:p>
      <text:p text:style-name="P16"><text:tab/><text:tab/>window.connect('key_press_event', self.area_expose_cb) </text:p>
      <text:p text:style-name="P16"><text:tab/><text:tab/>event_box.add(self.area) </text:p>
      <text:p text:style-name="P16"><text:tab/><text:tab/>def motion_notify(ruler, event): </text:p>
      <text:p text:style-name="P16"><text:tab/><text:tab/><text:tab/>return ruler.emit("motion_notify_event", event) </text:p>
      <text:p text:style-name="P16"><text:tab/><text:tab/>self.area.connect_object("motion_notify_event", <text:soft-page-break/>motion_notify, </text:p>
      <text:p text:style-name="P16"><text:tab/><text:tab/><text:tab/><text:tab/><text:tab/><text:tab/><text:tab/><text:tab/>self.hruler) </text:p>
      <text:p text:style-name="P16"><text:tab/><text:tab/>self.area.connect_object("motion_notify_event", motion_notify, </text:p>
      <text:p text:style-name="P16"><text:tab/><text:tab/><text:tab/><text:tab/><text:tab/><text:tab/><text:tab/><text:tab/>self.vruler) </text:p>
      <text:p text:style-name="P16"><text:tab/><text:tab/>self.hadj = self.sw.get_hadjustment() </text:p>
      <text:p text:style-name="P16"><text:tab/><text:tab/>self.vadj = self.sw.get_vadjustment() </text:p>
      <text:p text:style-name="P16"><text:tab/><text:tab/>def val_cb(adj, ruler, horiz): </text:p>
      <text:p text:style-name="P16"><text:tab/><text:tab/><text:tab/>if horiz: </text:p>
      <text:p text:style-name="P16"><text:tab/><text:tab/><text:tab/><text:tab/>span = self.sw.get_allocation()[3] </text:p>
      <text:p text:style-name="P16"><text:tab/><text:tab/><text:tab/>else: </text:p>
      <text:p text:style-name="P16"><text:tab/><text:tab/><text:tab/><text:tab/>span = self.sw.get_allocation()[2] </text:p>
      <text:p text:style-name="P16"><text:tab/><text:tab/><text:tab/>l,u,p,m = ruler.get_range() </text:p>
      <text:p text:style-name="P16"><text:tab/><text:tab/><text:tab/>v = adj.value </text:p>
      <text:p text:style-name="P16"><text:tab/><text:tab/><text:tab/>ruler.set_range(v, v+span, p, m) </text:p>
      <text:p text:style-name="P16"><text:tab/><text:tab/><text:tab/>while gtk.events_pending(): </text:p>
      <text:p text:style-name="P16"><text:tab/><text:tab/><text:tab/><text:tab/>gtk.main_iteration() </text:p>
      <text:p text:style-name="P16"><text:tab/><text:tab/>self.hadj.connect('value-changed', val_cb, self.hruler, True) </text:p>
      <text:p text:style-name="P16"><text:tab/><text:tab/>self.vadj.connect('value-changed', val_cb, self.vruler, False) </text:p>
      <text:p text:style-name="P16"><text:tab/><text:tab/>def size_allocate_cb(wid, allocation): </text:p>
      <text:p text:style-name="P16"><text:tab/><text:tab/><text:tab/>x, y, w, h = allocation </text:p>
      <text:p text:style-name="P16"><text:tab/><text:tab/><text:tab/>l,u,p,m = self.hruler.get_range() </text:p>
      <text:p text:style-name="P16"><text:tab/><text:tab/><text:tab/>m = max(m, w) </text:p>
      <text:p text:style-name="P16"><text:tab/><text:tab/><text:tab/>self.hruler.set_range(l, l+w, p, m) </text:p>
      <text:p text:style-name="P16"><text:tab/><text:tab/><text:tab/>l,u,p,m = self.vruler.get_range() </text:p>
      <text:p text:style-name="P16"><text:tab/><text:tab/><text:tab/>m = max(m, h) </text:p>
      <text:p text:style-name="P16"><text:tab/><text:tab/><text:tab/>self.vruler.set_range(l, l+h, p, m) </text:p>
      <text:p text:style-name="P16"><text:tab/><text:tab/>self.sw.connect('size-allocate', size_allocate_cb) </text:p>
      <text:p text:style-name="P16"><text:tab/><text:tab/>self.area.show() </text:p>
      <text:p text:style-name="P16"><text:tab/><text:tab/>self.hruler.show() </text:p>
      <text:p text:style-name="P16"><text:tab/><text:tab/>self.vruler.show() </text:p>
      <text:p text:style-name="P16"><text:tab/><text:tab/>self.sw.show() </text:p>
      <text:p text:style-name="P16"><text:tab/><text:tab/>self.table.show() </text:p>
      <text:p text:style-name="P16"><text:tab/><text:tab/>window.show() </text:p>
      <text:p text:style-name="P16"><text:tab/> </text:p>
      <text:p text:style-name="P16"><text:tab/>def area_expose_cb(self, area, event): </text:p>
      <text:p text:style-name="P16"><text:tab/><text:tab/>self.style = self.area.get_style() </text:p>
      <text:p text:style-name="P16"><text:soft-page-break/><text:tab/><text:tab/>self.gc = self.style.fg_gc[gtk.STATE_NORMAL] </text:p>
      <text:p text:style-name="P16"><text:tab/><text:tab/>self.draw_rectangles() </text:p>
      <text:p text:style-name="P16"><text:tab/><text:tab/>key = gtk.gdk.keyval_name(event.keyval) </text:p>
      <text:p text:style-name="P16"><text:tab/><text:tab/>if key == "Left": </text:p>
      <text:p text:style-name="P16"><text:tab/><text:tab/><text:tab/>self.X = self.X - 1 </text:p>
      <text:p text:style-name="P16"><text:tab/><text:tab/><text:tab/>return True </text:p>
      <text:p text:style-name="P16"><text:tab/><text:tab/>elif key == "Right": </text:p>
      <text:p text:style-name="P16"><text:tab/><text:tab/><text:tab/>self.X = self.X + 1 </text:p>
      <text:p text:style-name="P16"><text:tab/><text:tab/><text:tab/>return True </text:p>
      <text:p text:style-name="P16"><text:tab/><text:tab/>elif key == "Up": </text:p>
      <text:p text:style-name="P16"><text:tab/><text:tab/><text:tab/>self.Y = self.Y - 1 </text:p>
      <text:p text:style-name="P16"><text:tab/><text:tab/><text:tab/>return True </text:p>
      <text:p text:style-name="P16"><text:tab/><text:tab/>elif key == "Down": </text:p>
      <text:p text:style-name="P16"><text:tab/><text:tab/><text:tab/>self.Y = self.Y + 1 </text:p>
      <text:p text:style-name="P16"><text:tab/><text:tab/><text:tab/>return True </text:p>
      <text:p text:style-name="P16"><text:tab/><text:tab/>return True </text:p>
      <text:p text:style-name="P16"><text:s text:c="3"/></text:p>
      <text:p text:style-name="P16"><text:tab/>def draw_rectangles(self): </text:p>
      <text:p text:style-name="P16"><text:tab/><text:tab/>self.area.window.draw_rectangle(self.gc, True, self.X + 20, self.Y + 50, 40, 40) </text:p>
      <text:p text:style-name="P16"><text:tab/><text:tab/>self.area.window.draw_layout(self.gc, self.X + 5, self.Y + 80, self.pangolayout) </text:p>
      <text:p text:style-name="P16"><text:tab/><text:tab/>return </text:p>
      <text:p text:style-name="P16"/>
      <text:p text:style-name="P16"><text:s text:c="3"/></text:p>
      <text:p text:style-name="P16">def main(): </text:p>
      <text:p text:style-name="P16"><text:s text:c="3"/>gtk.main() </text:p>
      <text:p text:style-name="P16"><text:s text:c="3"/>return 0 </text:p>
      <text:p text:style-name="P16"/>
      <text:p text:style-name="P16">if __name__ == "__main__": </text:p>
      <text:p text:style-name="P16"><text:s text:c="3"/>DrawingAreaExample() </text:p>
      <text:p text:style-name="P16"><text:s text:c="3"/>main()</text:p>
      <text:p text:style-name="P8"><text:span text:style-name="T1"/></text:p>
      <text:list xml:id="list990371398" text:style-name="L2">
        <text:list-header>
          <text:p text:style-name="P17"/>
        </text:list-header>
      </text:list>
      <text:p text:style-name="P3"/>
      <text:p text:style-name="P8"><text:span text:style-name="T3">4</text:span><text:span text:style-name="T1">. Результаты выполнения работы.</text:span></text:p>
      <text:p text:style-name="P7">В результате выполнения курсовой работы был осуществлена разработка программы для перемещения графического элемента (квадрата) по экрану с помощью клавиатуры <text:s/>в среде <text:s/>интерпретации Python. Проверка программы <text:soft-page-break/>показала адекватность его работы.</text:p>
      <text:p text:style-name="P9"><text:span text:style-name="T14">5.</text:span> Список используемой литературы.</text:p>
      <text:list xml:id="list2121944324" text:style-name="L3">
        <text:list-item>
          <text:p text:style-name="P11"><text:span text:style-name="T12">http</text:span><text:span text:style-name="T13">://</text:span><text:span text:style-name="T12">inform</text:span><text:span text:style-name="T13">-</text:span><text:span text:style-name="T12">uchebnik</text:span><text:span text:style-name="T13">.</text:span><text:span text:style-name="T12">com</text:span></text:p>
        </text:list-item>
        <text:list-item>
          <text:p text:style-name="P11"><text:span text:style-name="T12">http</text:span><text:span text:style-name="T13">://</text:span><text:span text:style-name="T12">leonov</text:span><text:span text:style-name="T13">-</text:span><text:span text:style-name="T12">kuchnirenko</text:span><text:span text:style-name="T13">.</text:span><text:span text:style-name="T12">ru</text:span></text:p>
        </text:list-item>
        <text:list-item>
          <text:p text:style-name="P12">http://www.python.org/2.5/license.html</text:p>
        </text:list-item>
        <text:list-item>
          <text:p text:style-name="P11"><text:span text:style-name="T12">http</text:span><text:span text:style-name="T13">://</text:span><text:span text:style-name="T12">inform-programm.com</text:span></text:p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alibri1" svg:font-family="Calibri"/>
    <style:font-face style:name="Cambria Math" svg:font-family="'Cambria Math'"/>
    <style:font-face style:name="Courier New" svg:font-family="'Courier New'"/>
    <style:font-face style:name="Symbol" svg:font-family="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1-28T16:03:20</dc:date>
    <meta:editing-duration>PT00H21M25S</meta:editing-duration>
    <meta:editing-cycles>3</meta:editing-cycles>
    <meta:generator>OpenOffice.org/3.2$Linux OpenOffice.org_project/320m19$Build-9505</meta:generator>
    <meta:document-statistic meta:table-count="0" meta:image-count="0" meta:object-count="0" meta:page-count="7" meta:paragraph-count="125" meta:word-count="792" meta:character-count="7177"/>
  </office:meta>
</office:document-meta>
</file>